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8pt" fo:font-style="normal" style:text-underline-style="none" fo:font-weight="normal" style:text-blinking="false" style:font-size-asian="18pt" style:font-size-complex="18pt"/>
    </style:style>
    <style:style style:name="P3"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8pt" fo:font-style="normal" style:text-underline-style="none" fo:font-weight="normal" style:text-blinking="false" style:font-size-asian="18pt" style:font-size-complex="18pt"/>
    </style:style>
    <style:style style:name="P4" style:family="paragraph" style:parent-style-name="Text_20_body" style:list-style-name="L1">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Arial" fo:font-size="18pt" fo:font-style="normal" style:text-underline-style="none" fo:font-weight="normal" style:text-blinking="false" style:font-size-asian="18pt" style:font-size-complex="18pt"/>
    </style:style>
    <style:style style:name="P5"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8pt" fo:font-style="normal" style:text-underline-style="none" fo:font-weight="normal" style:text-blinking="false" fo:background-color="transparent" style:font-size-asian="18pt" style:font-size-complex="18pt"/>
    </style:style>
    <style:style style:name="P6" style:family="paragraph" style:parent-style-name="Text_20_body" style:list-style-name="L1">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fo:font-size="18pt" style:text-underline-style="none" style:text-blinking="false" fo:background-color="transparent" style:font-size-asian="18pt" style:font-size-complex="18pt"/>
    </style:style>
    <style:style style:name="P7" style:family="paragraph" style:parent-style-name="Text_20_body" style:list-style-name="L1">
      <loext:graphic-properties draw:fill="none" draw:fill-color="#ffffff"/>
      <style:paragraph-properties fo:margin-top="0in" fo:margin-bottom="0.1665in" loext:contextual-spacing="false" fo:line-height="120%" fo:background-color="transparent" style:writing-mode="lr-tb"/>
      <style:text-properties fo:font-variant="normal" fo:text-transform="none" fo:color="#000000" style:text-line-through-style="none" style:text-line-through-type="none" style:font-name="Arial" fo:font-size="18pt" fo:font-style="normal" style:text-underline-style="none" fo:font-weight="normal" style:text-blinking="false" style:font-size-asian="18pt" style:font-size-complex="18pt"/>
    </style:style>
    <style:style style:name="P8" style:family="paragraph" style:parent-style-name="Heading_20_1">
      <style:text-properties fo:font-variant="normal" fo:text-transform="none" fo:color="#000000" style:text-line-through-style="none" style:text-line-through-type="none" style:font-name="Arial" fo:font-size="28pt" fo:font-style="normal" style:text-underline-style="none" fo:font-weight="normal" style:text-blinking="false" fo:background-color="transparent" style:font-size-asian="28pt" style:font-size-complex="28pt"/>
    </style:style>
    <style:style style:name="P9" style:family="paragraph" style:parent-style-name="Heading_20_1">
      <style:paragraph-properties fo:margin-top="0.278in" fo:margin-bottom="0.0835in" loext:contextual-spacing="false" fo:line-height="138%" style:writing-mode="lr-tb"/>
      <style:text-properties fo:font-variant="normal" fo:text-transform="none" fo:color="#000000" style:text-line-through-style="none" style:text-line-through-type="none" style:font-name="Arial" fo:font-size="18pt" fo:font-style="normal" style:text-underline-style="none" fo:font-weight="normal" style:text-blinking="false" fo:background-color="transparent" style:font-size-asian="18pt" style:font-size-complex="18pt"/>
    </style:style>
    <style:style style:name="T1" style:family="text">
      <style:text-properties fo:background-color="transparent" loext:char-shading-value="0"/>
    </style:style>
    <style:style style:name="T2" style:family="text">
      <style:text-properties fo:font-weight="bold" fo:background-color="transparent" loext:char-shading-value="0"/>
    </style:style>
    <style:style style:name="T3" style:family="text">
      <style:text-properties style:font-name="Arial" fo:font-style="normal" fo:font-weight="normal"/>
    </style:style>
    <style:style style:name="T4" style:family="text">
      <style:text-properties style:font-name="Arial" fo:font-size="11pt" fo:font-style="normal" fo:font-weight="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bookmark text:name="docs-internal-guid-bc72cae6-7fff-3643-3a01-7f97ea22d4eb"/>Giving Feedback</text:h>
      <text:list xml:id="list3850325064" text:style-name="L1">
        <text:list-item>
          <text:p text:style-name="P2"><text:span text:style-name="T2">Ask first!</text:span><text:span text:style-name="T1"> Before giving feedback, ask the concerned party, "Can I share feedback with you concerning [state the subject to which you are referring]?" It's important that recipients of feedback are in the correct mindset to be receptive to feedback. </text:span></text:p>
        </text:list-item>
        <text:list-item>
          <text:p text:style-name="P4"><text:span text:style-name="T2">Mention both merits and ways for improvement.</text:span><text:span text:style-name="T1"> If you can’t think of any merit, at least acknowledge the effort. Start with the positive before giving negative feedback.</text:span></text:p>
        </text:list-item>
        <text:list-item>
          <text:p text:style-name="P4"><text:span text:style-name="T2">Begin with asking open-ended questions</text:span><text:span text:style-name="T1">. Sometimes it's hard not to point out something that you think is obviously "wrong". This helps you understand what they are trying to do before jumping to the conclusion that they are wrong. It's also a good way to get the other person to reflect on their work. Instead of immediately pointing out what they did wrong and throwing in the arguments, another approach is to first ask questions, such as:</text:span></text:p>
          <text:list>
            <text:list-item>
              <text:p text:style-name="P6">“<text:span text:style-name="T3">What’s the reason that made you decide to do XXX?”</text:span></text:p>
            </text:list-item>
            <text:list-item>
              <text:p text:style-name="P6">“<text:span text:style-name="T3">Have you considered XXX scenario?”</text:span></text:p>
            </text:list-item>
            <text:list-item>
              <text:p text:style-name="P6">“<text:span text:style-name="T3">I wonder what it would look like if you try XXX?”</text:span></text:p>
            </text:list-item>
          </text:list>
        </text:list-item>
        <text:list-item>
          <text:p text:style-name="P2"><text:span text:style-name="T2">Be specific and concrete when giving feedback.</text:span><text:span text:style-name="T1"> State the particular action you would like to address.</text:span></text:p>
        </text:list-item>
        <text:list-item>
          <text:p text:style-name="P2"><text:soft-page-break/><text:span text:style-name="T2">Ensure the feedback is timely.</text:span><text:span text:style-name="T1"> It should be given immediately, or when both both parties are in a proper state to receive or give feedback. </text:span></text:p>
        </text:list-item>
        <text:list-item>
          <text:p text:style-name="P2"><text:span text:style-name="T2">Be objective. </text:span><text:span text:style-name="T1">Avoid the use of emotions or personal attacks against the person to whom you are directing feedback to. Focus on the work or behavior, not the person. Feedback should tell someone how to improve on what they're currently doing, and should not insinuate that they do not have the ability to get better. Frame the feedback as something to help them build their skillset. If someone feels that their worth is questioned, it's natural for them to shut down and block out the feedback.</text:span></text:p>
        </text:list-item>
        <text:list-item>
          <text:p text:style-name="P4"><text:span text:style-name="T2">Be honest and empathetic.</text:span><text:span text:style-name="T1"> Put yourself in their shoes: give feedback in a way that helps them, but does not bruise their feelings.</text:span></text:p>
        </text:list-item>
        <text:list-item>
          <text:p text:style-name="P7"><text:span text:style-name="T2">Ensure that the environment is conducive for giving feedback.</text:span><text:span text:style-name="T1"> Do not give feedback in an area that would potentially embarass or offend the receiver. You can pull the person aside and relay the information.</text:span></text:p>
        </text:list-item>
      </text:list>
      <text:h text:style-name="P9" text:outline-level="1">Receiving Feedback</text:h>
      <text:list xml:id="list3486451600" text:style-name="L2">
        <text:list-item>
          <text:p text:style-name="P3"><text:span text:style-name="T2">Listen carefully as the message is being relayed to you.</text:span><text:span text:style-name="T1"> Avoid interrupting the person, and having a dismissive or defensive attitude. Process the </text:span><text:soft-page-break/><text:span text:style-name="T1">information and use this information to improve yourself.</text:span></text:p>
        </text:list-item>
        <text:list-item>
          <text:p text:style-name="P3"><text:span text:style-name="T2">Don't view feedback as a personal attack.</text:span><text:span text:style-name="T1"> It's possible that the person giving you feedback delivered it in an insensitive way, or may not feel like a credible source. Remember that feedback is a gift that can help you improve in the long run, and accurate and constructive feedback comes even from flawed sources. </text:span></text:p>
        </text:list-item>
        <text:list-item>
          <text:p text:style-name="P3"><text:span text:style-name="T2">Ask for clarification if you did not understand any information passed on to you.</text:span><text:span text:style-name="T1"> </text:span></text:p>
          <text:list>
            <text:list-item>
              <text:p text:style-name="P5">Example, “I do not understand what you meant when you said...”</text:p>
            </text:list-item>
          </text:list>
        </text:list-item>
        <text:list-item>
          <text:p text:style-name="P3"><text:span text:style-name="T2">Be aware of your responses.</text:span><text:span text:style-name="T1"> Often we communicate with our facial expressions and gestures more than we verbally communicate. Watch out for what your body language may be communicating.</text:span></text:p>
          <text:list>
            <text:list-item>
              <text:p text:style-name="P5">Example: Banging the desk may be viewed as aggressive and that you did not take well what was communicated to you. Rolling your eyes and making sneers may be viewed as rude.</text:p>
            </text:list-item>
          </text:list>
        </text:list-item>
        <text:list-item>
          <text:p text:style-name="P3"><text:span text:style-name="T2">Be open to receiving feedback.</text:span><text:span text:style-name="T1"> Different people have different ideas and you can learn from them. </text:span></text:p>
        </text:list-item>
        <text:list-item>
          <text:p text:style-name="P3"><text:soft-page-break/><text:span text:style-name="T2">Follow up on the feedback.</text:span><text:span text:style-name="T1"> You can implement the feedback and if need be you can set up a meeting to resubmit the work as a way of follow up.</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07:06:43.529667615</meta:creation-date>
    <dc:date>2019-02-14T07:08:34.753481378</dc:date>
    <meta:editing-duration>PT1M54S</meta:editing-duration>
    <meta:editing-cycles>1</meta:editing-cycles>
    <meta:generator>LibreOffice/6.0.7.3$Linux_X86_64 LibreOffice_project/00m0$Build-3</meta:generator>
    <meta:document-statistic meta:table-count="0" meta:image-count="0" meta:object-count="0" meta:page-count="4" meta:paragraph-count="21" meta:word-count="593" meta:character-count="3396" meta:non-whitespace-character-count="2838"/>
  </office:meta>
</office:document-meta>
</file>